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964" officeooo:paragraph-rsid="000d89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hjcxfgjkxcyikxg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5:13:39.160817502</meta:creation-date>
    <dc:date>2020-11-07T15:13:59.291708131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6.4.6.2$Linux_X86_64 LibreOffice_project/40$Build-2</meta:generator>
  </office:meta>
</office:document-meta>
</file>